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uardianTextEgyptian" svg:font-family="GuardianTextEgyptian, 'Guardian Text Egyptian Web', Georgia, 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494cm" style:rel-column-width="9614*"/>
    </style:style>
    <style:style style:name="Table1.B" style:family="table-column">
      <style:table-column-properties style:column-width="1.602cm" style:rel-column-width="6174*"/>
    </style:style>
    <style:style style:name="Table1.C" style:family="table-column">
      <style:table-column-properties style:column-width="1.57cm" style:rel-column-width="6051*"/>
    </style:style>
    <style:style style:name="Table1.D" style:family="table-column">
      <style:table-column-properties style:column-width="1.889cm" style:rel-column-width="7282*"/>
    </style:style>
    <style:style style:name="Table1.I" style:family="table-column">
      <style:table-column-properties style:column-width="1.891cm" style:rel-column-width="7286*"/>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background-color="#f6f9d4" fo:padding="0.097cm" fo:border-left="0.05pt solid #000000" fo:border-right="none" fo:border-top="0.05pt solid #000000" fo:border-bottom="0.05pt solid #000000">
        <style:background-image/>
      </style:table-cell-properties>
    </style:style>
    <style:style style:name="Table1.I1" style:family="table-cell">
      <style:table-cell-properties fo:background-color="#f6f9d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background-color="#f6f9d4" fo:padding="0.097cm" fo:border-left="0.05pt solid #000000" fo:border-right="none" fo:border-top="none" fo:border-bottom="0.05pt solid #000000">
        <style:background-image/>
      </style:table-cell-properties>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I2" style:family="table-cell">
      <style:table-cell-properties fo:background-color="#f6f9d4"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16d8" officeooo:paragraph-rsid="001016d8"/>
    </style:style>
    <style:style style:name="P2" style:family="paragraph" style:parent-style-name="Standard">
      <style:text-properties officeooo:paragraph-rsid="001016d8"/>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text-properties style:font-name="Times New Roman" fo:font-size="11pt" officeooo:rsid="0012e1c5" officeooo:paragraph-rsid="0012e1c5" style:font-size-asian="11pt" style:font-size-complex="11pt"/>
    </style:style>
    <style:style style:name="P5" style:family="paragraph" style:parent-style-name="Standard">
      <style:text-properties style:font-name="Times New Roman" fo:font-size="11pt" officeooo:rsid="0010fef5" style:font-size-asian="11pt" style:font-size-complex="11pt"/>
    </style:style>
    <style:style style:name="P6" style:family="paragraph" style:parent-style-name="Standard">
      <style:text-properties style:font-name="Times New Roman" fo:font-size="11pt" officeooo:rsid="0014b223" style:font-size-asian="11pt" style:font-size-complex="11pt"/>
    </style:style>
    <style:style style:name="P7" style:family="paragraph" style:parent-style-name="Text_20_body">
      <style:text-properties style:font-name="Times New Roman" fo:font-size="11pt" style:font-size-asian="11pt" style:font-size-complex="11pt"/>
    </style:style>
    <style:style style:name="P8" style:family="paragraph" style:parent-style-name="Text_20_body">
      <style:text-properties style:font-name="Times New Roman" fo:font-size="11pt" officeooo:paragraph-rsid="001fffac" style:font-size-asian="11pt" style:font-size-complex="11pt"/>
    </style:style>
    <style:style style:name="P9" style:family="paragraph" style:parent-style-name="Text_20_body">
      <style:text-properties style:font-name="Times New Roman" fo:font-size="11pt" officeooo:paragraph-rsid="0012236c" style:font-size-asian="11pt" style:font-size-complex="11pt"/>
    </style:style>
    <style:style style:name="P10" style:family="paragraph" style:parent-style-name="Text_20_body">
      <style:text-properties style:font-name="Times New Roman" fo:font-size="11pt" officeooo:paragraph-rsid="0012e1c5" style:font-size-asian="11pt" style:font-size-complex="11pt"/>
    </style:style>
    <style:style style:name="P11" style:family="paragraph" style:parent-style-name="Text_20_body">
      <style:text-properties style:font-name="Times New Roman" fo:font-size="11pt" officeooo:paragraph-rsid="00226c15" style:font-size-asian="11pt" style:font-size-complex="11pt"/>
    </style:style>
    <style:style style:name="P12" style:family="paragraph" style:parent-style-name="Text_20_body">
      <style:text-properties style:font-name="Times New Roman" fo:font-size="11pt" fo:font-weight="bold" officeooo:rsid="0012236c" officeooo:paragraph-rsid="0012e1c5" style:font-size-asian="11pt" style:font-weight-asian="bold" style:font-size-complex="11pt" style:font-weight-complex="bold"/>
    </style:style>
    <style:style style:name="P13" style:family="paragraph" style:parent-style-name="Text_20_body">
      <style:text-properties style:font-name="Times New Roman" fo:font-size="11pt" fo:font-weight="bold" officeooo:rsid="0012236c" officeooo:paragraph-rsid="0012236c" style:font-size-asian="11pt" style:font-weight-asian="bold" style:font-size-complex="11pt" style:font-weight-complex="bold"/>
    </style:style>
    <style:style style:name="P14" style:family="paragraph" style:parent-style-name="Standard">
      <style:text-properties fo:font-variant="normal" fo:text-transform="none" fo:color="#202122" loext:opacity="100%" style:font-name="Times New Roman" fo:font-size="11pt" fo:letter-spacing="normal" fo:font-style="normal" fo:font-weight="normal" style:font-size-asian="11pt" style:font-size-complex="11pt"/>
    </style:style>
    <style:style style:name="P15" style:family="paragraph" style:parent-style-name="Standard">
      <style:text-properties fo:font-variant="normal" fo:text-transform="none" fo:color="#202122" loext:opacity="100%" style:font-name="Times New Roman" fo:font-size="11pt" fo:letter-spacing="normal" fo:font-style="normal" fo:font-weight="normal" officeooo:rsid="0019de38" style:font-size-asian="11pt" style:font-size-complex="11pt"/>
    </style:style>
    <style:style style:name="P16" style:family="paragraph" style:parent-style-name="Standard">
      <style:text-properties fo:font-variant="normal" fo:text-transform="none" fo:color="#202122" loext:opacity="100%" style:font-name="Times New Roman" fo:font-size="11pt" fo:letter-spacing="normal" fo:font-style="normal" fo:font-weight="normal" officeooo:rsid="001b1a03" style:font-size-asian="11pt" style:font-size-complex="11pt"/>
    </style:style>
    <style:style style:name="P17" style:family="paragraph" style:parent-style-name="Standard">
      <style:text-properties fo:font-variant="normal" fo:text-transform="none" fo:color="#202122" loext:opacity="100%" style:font-name="Times New Roman" fo:font-size="11pt" fo:letter-spacing="normal" fo:font-style="normal" fo:font-weight="normal" officeooo:rsid="001ca88a" style:font-size-asian="11pt" style:font-size-complex="11pt"/>
    </style:style>
    <style:style style:name="P18" style:family="paragraph" style:parent-style-name="Text_20_body">
      <style:text-properties fo:font-variant="normal" fo:text-transform="none" fo:color="#202122" loext:opacity="100%" style:font-name="Times New Roman" fo:font-size="11pt" fo:letter-spacing="normal" fo:font-style="normal" fo:font-weight="normal" officeooo:rsid="00210f9a" officeooo:paragraph-rsid="00210f9a" style:font-size-asian="11pt" style:font-size-complex="11pt"/>
    </style:style>
    <style:style style:name="P19" style:family="paragraph" style:parent-style-name="Text_20_body">
      <style:text-properties fo:font-variant="normal" fo:text-transform="none" fo:color="#121212" loext:opacity="100%" style:font-name="GuardianTextEgyptian" fo:letter-spacing="normal" fo:font-style="normal" fo:font-weight="normal" officeooo:paragraph-rsid="001e091e"/>
    </style:style>
    <style:style style:name="P20" style:family="paragraph" style:parent-style-name="Text_20_body">
      <style:paragraph-properties fo:margin-left="0cm" fo:margin-right="0cm" fo:margin-top="0cm" fo:margin-bottom="0.367cm" style:contextual-spacing="false" fo:line-height="150%" fo:orphans="2" fo:widows="2" fo:text-indent="0cm" style:auto-text-indent="false" fo:padding="0cm" fo:border="none"/>
      <style:text-properties fo:font-variant="normal" fo:text-transform="none" fo:color="#121212" loext:opacity="100%" style:font-name="Times New Roman" fo:font-size="11pt" fo:letter-spacing="normal" fo:font-style="normal" fo:font-weight="normal" style:font-size-asian="11pt" style:font-size-complex="11pt"/>
    </style:style>
    <style:style style:name="P21" style:family="paragraph" style:parent-style-name="Text_20_body">
      <style:paragraph-properties fo:margin-left="0cm" fo:margin-right="0cm" fo:margin-top="0cm" fo:margin-bottom="0.367cm" style:contextual-spacing="false" fo:line-height="150%" fo:orphans="2" fo:widows="2" fo:text-indent="0cm" style:auto-text-indent="false" fo:padding="0cm" fo:border="none"/>
      <style:text-properties fo:font-variant="normal" fo:text-transform="none" fo:color="#121212" loext:opacity="100%" style:font-name="Times New Roman" fo:font-size="11pt" fo:letter-spacing="normal" fo:font-style="normal" fo:font-weight="normal" officeooo:paragraph-rsid="00240cfa" style:font-size-asian="11pt" style:font-size-complex="11pt"/>
    </style:style>
    <style:style style:name="P22" style:family="paragraph" style:parent-style-name="Table_20_Contents">
      <style:text-properties officeooo:rsid="001e091e" officeooo:paragraph-rsid="001e091e"/>
    </style:style>
    <style:style style:name="P23" style:family="paragraph" style:parent-style-name="Text_20_body">
      <style:text-properties officeooo:rsid="001e091e" officeooo:paragraph-rsid="001e091e"/>
    </style:style>
    <style:style style:name="P24" style:family="paragraph" style:parent-style-name="Table_20_Contents">
      <style:text-properties officeooo:rsid="001fd113" officeooo:paragraph-rsid="001fd113"/>
    </style:style>
    <style:style style:name="P25" style:family="paragraph" style:parent-style-name="Text_20_body">
      <style:text-properties officeooo:rsid="0025eea0" officeooo:paragraph-rsid="0025eea0"/>
    </style:style>
    <style:style style:name="P26" style:family="paragraph" style:parent-style-name="Text_20_body">
      <style:text-properties officeooo:rsid="0025eea0" officeooo:paragraph-rsid="00262ba1"/>
    </style:style>
    <style:style style:name="P27" style:family="paragraph" style:parent-style-name="Text_20_body">
      <style:text-properties officeooo:rsid="0025eea0" officeooo:paragraph-rsid="002eafb9"/>
    </style:style>
    <style:style style:name="P28" style:family="paragraph" style:parent-style-name="Text_20_body">
      <style:text-properties officeooo:rsid="00262ba1" officeooo:paragraph-rsid="00262ba1"/>
    </style:style>
    <style:style style:name="P29" style:family="paragraph" style:parent-style-name="Text_20_body">
      <style:text-properties officeooo:rsid="00278b6c" officeooo:paragraph-rsid="00278b6c"/>
    </style:style>
    <style:style style:name="P30" style:family="paragraph" style:parent-style-name="Text_20_body">
      <style:text-properties officeooo:rsid="002c16f6" officeooo:paragraph-rsid="002c16f6"/>
    </style:style>
    <style:style style:name="P31" style:family="paragraph" style:parent-style-name="Text_20_body">
      <style:text-properties officeooo:rsid="002eafb9" officeooo:paragraph-rsid="002eafb9"/>
    </style:style>
    <style:style style:name="P32" style:family="paragraph" style:parent-style-name="Text_20_body">
      <style:paragraph-properties fo:margin-left="0cm" fo:margin-right="0cm" fo:margin-top="0cm" fo:margin-bottom="0cm" style:contextual-spacing="false" fo:text-indent="0cm" style:auto-text-indent="false"/>
    </style:style>
    <style:style style:name="P33" style:family="paragraph" style:parent-style-name="Text_20_body">
      <style:text-properties officeooo:rsid="002f96d7" officeooo:paragraph-rsid="002f96d7"/>
    </style:style>
    <style:style style:name="P34" style:family="paragraph" style:parent-style-name="Text_20_body">
      <style:text-properties fo:font-weight="bold" officeooo:rsid="00389fec" officeooo:paragraph-rsid="00389fec" style:font-weight-asian="bold" style:font-weight-complex="bold"/>
    </style:style>
    <style:style style:name="P35" style:family="paragraph" style:parent-style-name="Heading_20_1">
      <style:text-properties fo:font-variant="normal" fo:text-transform="none" fo:color="#707070" loext:opacity="100%" style:font-name="Times New Roman" fo:font-size="11pt" fo:letter-spacing="normal" fo:font-style="normal" fo:font-weight="normal" officeooo:paragraph-rsid="00226c15" style:font-size-asian="11pt" style:font-size-complex="11pt"/>
    </style:style>
    <style:style style:name="P36" style:family="paragraph" style:parent-style-name="Heading_20_2">
      <style:text-properties officeooo:rsid="002858c5" officeooo:paragraph-rsid="002c16f6"/>
    </style:style>
    <style:style style:name="P37" style:family="paragraph" style:parent-style-name="Heading_20_2">
      <style:text-properties officeooo:rsid="002858c5" officeooo:paragraph-rsid="002858c5"/>
    </style:style>
    <style:style style:name="P38" style:family="paragraph" style:parent-style-name="Heading_20_2">
      <style:text-properties officeooo:rsid="002858c5" officeooo:paragraph-rsid="002d2743"/>
    </style:style>
    <style:style style:name="P39" style:family="paragraph" style:parent-style-name="Heading_20_2">
      <style:text-properties officeooo:rsid="001e091e" officeooo:paragraph-rsid="001e091e"/>
    </style:style>
    <style:style style:name="P40" style:family="paragraph" style:parent-style-name="Heading_20_2">
      <style:paragraph-properties fo:break-before="page"/>
    </style:style>
    <style:style style:name="P41" style:family="paragraph" style:parent-style-name="Text_20_body" style:list-style-name="">
      <style:text-properties officeooo:rsid="0025eea0" officeooo:paragraph-rsid="0025eea0"/>
    </style:style>
    <style:style style:name="P42" style:family="paragraph" style:parent-style-name="Text_20_body" style:list-style-name="">
      <style:text-properties fo:font-variant="normal" fo:text-transform="none" fo:color="#121212" loext:opacity="100%" style:font-name="Times New Roman" fo:font-size="11pt" fo:letter-spacing="normal" fo:font-style="normal" fo:font-weight="normal" officeooo:paragraph-rsid="00226c15" style:font-size-asian="11pt" style:font-size-complex="11pt"/>
    </style:style>
    <style:style style:name="P43" style:family="paragraph" style:parent-style-name="Text_20_body">
      <style:text-properties officeooo:rsid="003b2188" officeooo:paragraph-rsid="003b2188"/>
    </style:style>
    <style:style style:name="T1" style:family="text">
      <style:text-properties fo:font-style="italic"/>
    </style:style>
    <style:style style:name="T2" style:family="text">
      <style:text-properties officeooo:rsid="0012e1c5"/>
    </style:style>
    <style:style style:name="T3" style:family="text">
      <style:text-properties fo:color="#ffbf00" loext:opacity="100%"/>
    </style:style>
    <style:style style:name="T4" style:family="text">
      <style:text-properties fo:color="#ffbf00" loext:opacity="100%" officeooo:rsid="0012e1c5"/>
    </style:style>
    <style:style style:name="T5" style:family="text">
      <style:text-properties officeooo:rsid="0016338d"/>
    </style:style>
    <style:style style:name="T6" style:family="text">
      <style:text-properties fo:font-variant="normal" fo:text-transform="none" fo:color="#202122" loext:opacity="100%" fo:letter-spacing="normal" fo:font-style="normal" fo:font-weight="normal"/>
    </style:style>
    <style:style style:name="T7" style:family="text">
      <style:text-properties fo:font-variant="normal" fo:text-transform="none" fo:color="#202122" loext:opacity="100%" fo:letter-spacing="normal" fo:font-style="normal" fo:font-weight="normal" officeooo:rsid="0018a85a"/>
    </style:style>
    <style:style style:name="T8" style:family="text">
      <style:text-properties fo:font-variant="normal" fo:text-transform="none" fo:color="#202122" loext:opacity="100%" fo:letter-spacing="normal" fo:font-style="normal" fo:font-weight="normal" officeooo:rsid="0019de38"/>
    </style:style>
    <style:style style:name="T9" style:family="text">
      <style:text-properties fo:font-variant="normal" fo:text-transform="none" fo:color="#202122" loext:opacity="100%" fo:letter-spacing="normal" fo:font-style="normal" fo:font-weight="normal" officeooo:rsid="001b1a03"/>
    </style:style>
    <style:style style:name="T10" style:family="text">
      <style:text-properties fo:font-variant="normal" fo:text-transform="none" fo:color="#202122" loext:opacity="100%" fo:letter-spacing="normal" fo:font-style="normal" fo:font-weight="normal" officeooo:rsid="001ca88a"/>
    </style:style>
    <style:style style:name="T11" style:family="text">
      <style:text-properties fo:font-variant="normal" fo:text-transform="none" fo:color="#202122" loext:opacity="100%" fo:letter-spacing="normal" fo:font-style="normal" fo:font-weight="normal" officeooo:rsid="001fffac"/>
    </style:style>
    <style:style style:name="T12" style:family="text">
      <style:text-properties fo:font-variant="normal" fo:text-transform="none" fo:color="#202122" loext:opacity="100%" fo:letter-spacing="normal" fo:font-style="normal" fo:font-weight="normal" officeooo:rsid="00210f9a"/>
    </style:style>
    <style:style style:name="T13" style:family="text">
      <style:text-properties fo:font-variant="normal" fo:text-transform="none" fo:color="#202122" loext:opacity="100%" fo:letter-spacing="normal" fo:font-style="normal" fo:font-weight="normal" officeooo:rsid="00226c15"/>
    </style:style>
    <style:style style:name="T14" style:family="text">
      <style:text-properties officeooo:rsid="00109b9b"/>
    </style:style>
    <style:style style:name="T15" style:family="text">
      <style:text-properties style:font-name="Times New Roman" fo:font-size="11pt" style:font-size-asian="11pt" style:font-size-complex="11pt"/>
    </style:style>
    <style:style style:name="T16" style:family="text">
      <style:text-properties style:font-name="Times New Roman" fo:font-size="11pt" officeooo:rsid="00226c15" style:font-size-asian="11pt" style:font-size-complex="11pt"/>
    </style:style>
    <style:style style:name="T17" style:family="text">
      <style:text-properties style:font-name="Times New Roman" fo:font-size="11pt" fo:font-style="italic" style:font-size-asian="11pt" style:font-size-complex="11pt"/>
    </style:style>
    <style:style style:name="T18" style:family="text">
      <style:text-properties officeooo:rsid="0019de38"/>
    </style:style>
    <style:style style:name="T19" style:family="text">
      <style:text-properties fo:font-weight="bold" style:font-weight-asian="bold" style:font-weight-complex="bold"/>
    </style:style>
    <style:style style:name="T20" style:family="text">
      <style:text-properties fo:font-weight="bold" officeooo:rsid="0012236c" style:font-weight-asian="bold" style:font-weight-complex="bold"/>
    </style:style>
    <style:style style:name="T21" style:family="text">
      <style:text-properties fo:font-weight="bold" officeooo:rsid="0012e1c5" style:font-weight-asian="bold" style:font-weight-complex="bold"/>
    </style:style>
    <style:style style:name="T22" style:family="text">
      <style:text-properties fo:font-weight="bold" officeooo:rsid="002eafb9" style:font-weight-asian="bold" style:font-weight-complex="bold"/>
    </style:style>
    <style:style style:name="T23" style:family="text">
      <style:text-properties fo:font-weight="bold" officeooo:rsid="00262ba1" style:font-weight-asian="bold" style:font-weight-complex="bold"/>
    </style:style>
    <style:style style:name="T24" style:family="text">
      <style:text-properties officeooo:rsid="00262ba1"/>
    </style:style>
    <style:style style:name="T25" style:family="text">
      <style:text-properties officeooo:rsid="00278b6c"/>
    </style:style>
    <style:style style:name="T26" style:family="text">
      <style:text-properties officeooo:rsid="0029de5a"/>
    </style:style>
    <style:style style:name="T27" style:family="text">
      <style:text-properties officeooo:rsid="002c16f6"/>
    </style:style>
    <style:style style:name="T28" style:family="text">
      <style:text-properties officeooo:rsid="002d2743"/>
    </style:style>
    <style:style style:name="T29" style:family="text">
      <style:text-properties officeooo:rsid="002eafb9"/>
    </style:style>
    <style:style style:name="T30" style:family="text">
      <style:text-properties officeooo:rsid="002f96d7"/>
    </style:style>
    <style:style style:name="T31" style:family="text">
      <style:text-properties officeooo:rsid="00317de7"/>
    </style:style>
    <style:style style:name="T32" style:family="text">
      <style:text-properties officeooo:rsid="0034291c"/>
    </style:style>
    <style:style style:name="T3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2">Sock<text:span text:style-name="T27">et</text:span> Dialogs</text:h>
      <text:h text:style-name="P37" text:outline-level="2">Sock<text:span text:style-name="T26">a</text:span>t<text:span text:style-name="T26">ic</text:span> Dialogs</text:h>
      <text:h text:style-name="P38" text:outline-level="2">Sock<text:span text:style-name="T28">e</text:span>t<text:span text:style-name="T26">ic</text:span> Dialogs</text:h>
      <text:h text:style-name="P39" text:outline-level="2">Method</text:h>
      <text:p text:style-name="P23">Players see a list of Dialogs. Players can not see the content of the dialog.</text:p>
      <text:p text:style-name="P23">Players select dialogs from a list until all are gone.</text:p>
      <text:p text:style-name="P23">Score is dynamically assembled from players selections.</text:p>
      <text:p text:style-name="P23"/>
      <text:p text:style-name="P25">Players listen to question and select answer type: <text:s/>agree, disagree, argue, sulk, give up,</text:p>
      <text:p text:style-name="P26">Score automatically renders <text:span text:style-name="T24">player’s answers.</text:span></text:p>
      <text:p text:style-name="P26"/>
      <text:p text:style-name="P28">Audience rates performance <text:span text:style-name="T25">continuously</text:span> <text:span text:style-name="T25">(</text:span>thumbs up, thumbs down<text:span text:style-name="T25">)</text:span> </text:p>
      <text:p text:style-name="P29">The performance evaluation by audience is summed up and shown on players screens</text:p>
      <text:p text:style-name="P26"><text:s text:c="2"/></text:p>
      <text:p text:style-name="P26">Dialogs</text:p>
      <text:p text:style-name="P27"><text:span text:style-name="T19">pitch</text:span>: <text:s/>tonic, intervals: diatonic,, monophonic, multiphonic</text:p>
      <text:p text:style-name="P26"><text:span text:style-name="T19">rhythm</text:span>: <text:s/>regular, irregular, dotted, overlapping</text:p>
      <text:p text:style-name="P28"><text:span text:style-name="T22">timbre</text:span><text:span text:style-name="T29">: </text:span>sound: pitched, non-pitched, quality (smooth, rough, <text:span text:style-name="T31">rich, unstable</text:span>), modifiers (vibrato)</text:p>
      <text:p text:style-name="P30"><text:span text:style-name="T19">texture</text:span>: sound quality</text:p>
      <text:p text:style-name="P30"><text:span text:style-name="T19">instrument</text:span>: range, pitch, non-pitched, <text:span text:style-name="T30">voice</text:span></text:p>
      <text:p text:style-name="P26"><text:span text:style-name="T23">harmony</text:span><text:span text:style-name="T24">: </text:span><text:s/>tonal, atonal, microtonal,</text:p>
      <text:p text:style-name="P26"><text:span text:style-name="T23">dynamics</text:span><text:span text:style-name="T24">: piano, forte, minimal, maximal</text:span> </text:p>
      <text:p text:style-name="P26"><text:span text:style-name="T19">emotion</text:span>: <text:span text:style-name="T31">amusing, joyful, erotic, beautiful, serene, sad, dreamy, tense, scary, annoying, defiant, <text:s/>energising (</text:span>https://www.ocf.berkeley.edu/~acowen/music.html#modal<text:span text:style-name="T31">)</text:span></text:p>
      <text:p text:style-name="P26"><text:span text:style-name="T19">form</text:span>: <text:s/><text:span text:style-name="T30">binary, ternary, </text:span>structure, sound object, </text:p>
      <text:p text:style-name="P26"><text:span text:style-name="T19">improvisation</text:span>: <text:span text:style-name="T24">free, constrained</text:span></text:p>
      <text:p text:style-name="P31"><text:span text:style-name="T19">melody</text:span>: construction/deconstruction</text:p>
      <text:p text:style-name="P33"><text:span text:style-name="T19">space</text:span>: explore spatial location</text:p>
      <text:p text:style-name="P34">tempo:<text:span text:style-name="T33"> fast slow</text:span></text:p>
      <text:p text:style-name="P43"><text:span text:style-name="T19">intervals</text:span>: </text:p>
      <text:p text:style-name="P31"><text:soft-page-break/></text:p>
      <text:p text:style-name="P23">Each Dialog has a question and an answer. </text:p>
      <text:p text:style-name="P23">Question and Answer can be either notated or improvised.</text:p>
      <text:p text:style-name="P23">Combinations: </text:p>
      <table:table table:name="Table1" table:style-name="Table1">
        <table:table-column table:style-name="Table1.A"/>
        <table:table-column table:style-name="Table1.B"/>
        <table:table-column table:style-name="Table1.C"/>
        <table:table-column table:style-name="Table1.D" table:number-columns-repeated="5"/>
        <table:table-column table:style-name="Table1.I"/>
        <table:table-row table:style-name="Table1.1">
          <table:table-cell table:style-name="Table1.A1" office:value-type="string">
            <text:p text:style-name="Table_20_Contents"/>
          </table:table-cell>
          <table:table-cell table:style-name="Table1.A1" office:value-type="string">
            <text:p text:style-name="P22">Q</text:p>
          </table:table-cell>
          <table:table-cell table:style-name="Table1.A1" office:value-type="string">
            <text:p text:style-name="P22">A</text:p>
          </table:table-cell>
          <table:table-cell table:style-name="Table1.D1" office:value-type="string">
            <text:p text:style-name="P22">Q</text:p>
          </table:table-cell>
          <table:table-cell table:style-name="Table1.D1" office:value-type="string">
            <text:p text:style-name="P22">A</text:p>
          </table:table-cell>
          <table:table-cell table:style-name="Table1.A1" office:value-type="string">
            <text:p text:style-name="P22">Q</text:p>
          </table:table-cell>
          <table:table-cell table:style-name="Table1.A1" office:value-type="string">
            <text:p text:style-name="P22">A</text:p>
          </table:table-cell>
          <table:table-cell table:style-name="Table1.D1" office:value-type="string">
            <text:p text:style-name="P22">Q</text:p>
          </table:table-cell>
          <table:table-cell table:style-name="Table1.I1" office:value-type="string">
            <text:p text:style-name="P22">A</text:p>
          </table:table-cell>
        </table:table-row>
        <table:table-row table:style-name="Table1.1">
          <table:table-cell table:style-name="Table1.A3" office:value-type="string">
            <text:p text:style-name="P22">Notated</text:p>
          </table:table-cell>
          <table:table-cell table:style-name="Table1.B2" office:value-type="string">
            <text:p text:style-name="P22">x</text:p>
          </table:table-cell>
          <table:table-cell table:style-name="Table1.C2" office:value-type="string">
            <text:p text:style-name="P24"/>
          </table:table-cell>
          <table:table-cell table:style-name="Table1.D2" office:value-type="string">
            <text:p text:style-name="P24"/>
          </table:table-cell>
          <table:table-cell table:style-name="Table1.D2" office:value-type="string">
            <text:p text:style-name="P24">x</text:p>
          </table:table-cell>
          <table:table-cell table:style-name="Table1.F2" office:value-type="string">
            <text:p text:style-name="P24"/>
          </table:table-cell>
          <table:table-cell table:style-name="Table1.G2" office:value-type="string">
            <text:p text:style-name="P24"/>
          </table:table-cell>
          <table:table-cell table:style-name="Table1.D2" office:value-type="string">
            <text:p text:style-name="P24">x</text:p>
          </table:table-cell>
          <table:table-cell table:style-name="Table1.I2" office:value-type="string">
            <text:p text:style-name="P24">x</text:p>
          </table:table-cell>
        </table:table-row>
        <table:table-row table:style-name="Table1.1">
          <table:table-cell table:style-name="Table1.A3" office:value-type="string">
            <text:p text:style-name="P22">Improvised</text:p>
          </table:table-cell>
          <table:table-cell table:style-name="Table1.B3" office:value-type="string">
            <text:p text:style-name="Table_20_Contents"/>
          </table:table-cell>
          <table:table-cell table:style-name="Table1.C3" office:value-type="string">
            <text:p text:style-name="P24">x</text:p>
          </table:table-cell>
          <table:table-cell table:style-name="Table1.D2" office:value-type="string">
            <text:p text:style-name="P24">x</text:p>
          </table:table-cell>
          <table:table-cell table:style-name="Table1.D2" office:value-type="string">
            <text:p text:style-name="P24"/>
          </table:table-cell>
          <table:table-cell table:style-name="Table1.F3" office:value-type="string">
            <text:p text:style-name="P24">x</text:p>
          </table:table-cell>
          <table:table-cell table:style-name="Table1.G3" office:value-type="string">
            <text:p text:style-name="P24">x</text:p>
          </table:table-cell>
          <table:table-cell table:style-name="Table1.D2" office:value-type="string">
            <text:p text:style-name="P22"/>
          </table:table-cell>
          <table:table-cell table:style-name="Table1.I2" office:value-type="string">
            <text:p text:style-name="P24"/>
          </table:table-cell>
        </table:table-row>
      </table:table>
      <text:p text:style-name="P23"/>
      <text:p text:style-name="P19"/>
      <text:h text:style-name="P41" text:outline-level="2"><text:span text:style-name="T32">timbre notation </text:span><text:a xlink:type="simple" xlink:href="https://en.wikipedia.org/wiki/Polymorphia" text:style-name="Internet_20_link" text:visited-style-name="Visited_20_Internet_20_Link">https://en.wikipedia.org/wiki/Polymorphia</text:a></text:h>
      <text:h text:style-name="P41" text:outline-level="2">https://www.youtube.com/watch?v=Wtq5iCxCIdU</text:h>
      <text:h text:style-name="P40" text:outline-level="2">Plato Dialogs</text:h>
      <text:h text:style-name="P35" text:outline-level="2">The Musical Structure of Plato’s Dialogues</text:h>
      <text:p text:style-name="P32"><text:span text:style-name="T15">J.B. Kennedy, </text:span><text:span text:style-name="Emphasis"><text:span text:style-name="T17">The Musical Structure of Plato’s Dialogues</text:span></text:span><text:span text:style-name="T15">. Durham: A</text:span><text:span text:style-name="T16">cumen Press 2011</text:span></text:p>
      <text:h text:style-name="P42" text:outline-level="2"/>
      <text:h text:style-name="P42" text:outline-level="2">Kennedy's breakthrough, published in the journal Apeiron this week, is based on stichometry: the measure of ancient texts by standard line lengths. Kennedy used a computer to restore the most accurate contemporary versions of Plato's manuscripts to their original form, which would consist of lines of 35 characters, with no spaces or punctuation. What he found was that within a margin of error of just one or two percent, many of Plato's dialogues had line lengths based on round multiples of twelve hundred.</text:h>
      <text:p text:style-name="P21">The Apology has 1,200 lines; the Protagoras, Cratylus, Philebus and Symposium each have 2,400 lines; the Gorgias 3,600; the Republic 12,200; and the Laws 14,400.. </text:p>
      <text:p text:style-name="P21">He believes that Plato was organising his texts according to a 12-note musical scale, attributed to Pythagoras, which he certainly knew about.</text:p>
      <text:p text:style-name="P21">Believing that this pattern corresponds to the 12-note musical scale widely used by Pythagoreans, Kennedy divided the texts into equal 12ths and found that "significant concepts and narrative turns" within the dialogues are generally located at their junctures. Positive concepts are lodged at the harmonious third, fourth, sixth, eight and ninth "notes", which were considered to be most harmonious with the 12th; while negative concepts are found at the more dissonant fifth, seventh, 10th and 11th.</text:p>
      <text:p text:style-name="P20">Kennedy has also found that the enigmatic "divided line" simile in the Republic, in which Plato describes a line divided by an unstated ratio, falls 61.7% of the way through the dialogue. It has been thought that the line refers to the golden mean, which expressed as a percentage is 61.8%.</text:p>
      <text:p text:style-name="P21"/>
      <text:p text:style-name="P7"/>
      <text:p text:style-name="P9">---------------------------------------------------------------------------------------</text:p>
      <text:p text:style-name="P13">Early</text:p>
      <text:p text:style-name="P12">IA (Alphabetical) <text:s text:c="2"/><text:span text:style-name="T2">(8)</text:span></text:p>
      <text:p text:style-name="P9">Apology, Charmides, Crito, Euthyphro, Hippias Minor, Ion, Laches, Protagoras, <text:s/></text:p>
      <text:p text:style-name="P7">- - <text:s/>- <text:s text:c="2"/>- <text:s text:c="2"/>- <text:s text:c="2"/>- <text:s/>- <text:s/>- <text:s/>- <text:s/>- <text:s/>- <text:s/>- <text:s/>- <text:s/>- <text:s/>- <text:s/></text:p>
      <text:p text:style-name="P10"><text:span text:style-name="T20">IB (Alphabetical) <text:s/></text:span><text:span text:style-name="T21">(9)</text:span></text:p>
      <text:p text:style-name="P10">Cratylus, Euthydemus, Gorgias, Hippias Major, Lysis, Menexenus, Meno , Phaedo, Symposium</text:p>
      <text:p text:style-name="P7">---------------------------------------------------------------------------------------</text:p>
      <text:p text:style-name="P13">Middle <text:span text:style-name="T2">(13)</text:span></text:p>
      <text:p text:style-name="P10">Republic I-X, Parmenides, Theaetetus, Phaedrus <text:s text:c="4"/></text:p>
      <text:p text:style-name="P9">--------------------------------------------------------------------------------------- </text:p>
      <text:p text:style-name="P13"><text:soft-page-break/>Late <text:span text:style-name="T2">(18)</text:span></text:p>
      <text:p text:style-name="P10">Timaeus, Critias, Sophist, Politicus (Statesman), Philebus, Laws I-XII, Epinomis. </text:p>
      <text:p text:style-name="P10"><text:span text:style-name="T3">Epistles (Letters) I-XIII </text:span><text:span text:style-name="T4">[</text:span><text:span text:style-name="T3">26 dialogues, 13 letters] </text:span></text:p>
      <text:p text:style-name="P9">--------------------------------------------------------------------------------------- <text:line-break/>(Adapted from Figure 2 from Leonard Brandwood’s <text:span text:style-name="T1">A Word Index to Plato</text:span>, W. S. Maney and Son, 1976.) </text:p>
      <text:p text:style-name="P4">All together = 48 dialogs</text:p>
      <text:p text:style-name="P7"/>
      <text:p text:style-name="P3">Apology: <text:span text:style-name="T18">defends accusations of being atheist, corrupter of youth</text:span></text:p>
      <text:p text:style-name="P3"/>
      <text:p text:style-name="P5">Charmides: <text:s/>what is sophrosyme (temperance, soundness of mind, self-control), knowing oneself?, no conclusion (aporia)</text:p>
      <text:p text:style-name="P3"/>
      <text:p text:style-name="P6">Crito: injustice may not be answered with injustice, social contract theory.</text:p>
      <text:p text:style-name="P3"/>
      <text:p text:style-name="P3"><text:span text:style-name="T14">Euthyphro: <text:s/></text:span><text:span text:style-name="T6">Is something pious because God approves of it or does God approve of it because it is pious? </text:span><text:span text:style-name="T5">(aporia)</text:span></text:p>
      <text:p text:style-name="P3"/>
      <text:p text:style-name="P3">Hippias Minor: <text:span text:style-name="T6">better to do evil voluntarily than involuntarily</text:span></text:p>
      <text:p text:style-name="P3"><text:span text:style-name="T6">Ion: </text:span><text:span text:style-name="T7">r</text:span><text:span text:style-name="T6">hapsode, a performer, </text:span><text:span text:style-name="T7">is it</text:span><text:span text:style-name="T6"> skill and knowledge or virtue of divine possession </text:span><text:span text:style-name="T7">(short)</text:span></text:p>
      <text:p text:style-name="P14"/>
      <text:p text:style-name="P3"><text:span text:style-name="T6">Laches: </text:span><text:span text:style-name="T8">courage, nature of bravery (aporia)</text:span></text:p>
      <text:p text:style-name="P15"/>
      <text:p text:style-name="P3"><text:span text:style-name="T8">Protagoras: nature of sophists, the unity, <text:s/>i</text:span><text:span text:style-name="T9">f </text:span><text:span text:style-name="T8">virtue </text:span><text:span text:style-name="T9">is knowledge it can be taught</text:span><text:span text:style-name="T8"> </text:span><text:span text:style-name="T10">(Sophists)</text:span></text:p>
      <text:p text:style-name="P15"/>
      <text:p text:style-name="P3"><text:span text:style-name="T8">Cratylus: </text:span><text:span text:style-name="T9">names, is language a system of arbitrary signs or does it have instrinsic relation to the things they signify</text:span></text:p>
      <text:p text:style-name="P16"/>
      <text:p text:style-name="P3"><text:span text:style-name="T9">Euthydemus: </text:span><text:span text:style-name="T10">sophists </text:span><text:span text:style-name="T11">fallacy</text:span><text:span text:style-name="T10"> (Sophists)</text:span></text:p>
      <text:p text:style-name="P17"/>
      <text:p text:style-name="P8"><text:span text:style-name="T8">Gorgias: </text:span><text:span text:style-name="T11">nature of rhetoric (Sophists)</text:span></text:p>
      <text:p text:style-name="P8"><text:span text:style-name="T11">Hippias Major: </text:span><text:span text:style-name="T12">definition for ‘beauty’, good in and of itself, beauty is the pleasure that comes from seeing and hearing (aporia?)</text:span></text:p>
      <text:p text:style-name="P18">Lysis: nature of friendship (intimate bond), eros (sexual) vs philla (friendship) (aporia)</text:p>
      <text:p text:style-name="P18">Menexenus: funeral oratory (not dialog?)</text:p>
      <text:p text:style-name="P11"><text:span text:style-name="T12">Meno: </text:span><text:span text:style-name="T13">what is virtue, is virtue teachable (aporia)</text:span></text:p>
      <text:p text:style-name="P18"/>
      <text:h text:style-name="P40" text:outline-level="2">Dialectics</text:h>
      <text:p text:style-name="P2"/>
      <text:p text:style-name="P2"/>
      <text:p text:style-name="P2"/>
      <text:p text:style-name="P1">Musicians form groups and exchange data/events in real-tim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uardianTextEgyptian" svg:font-family="GuardianTextEgyptian, 'Guardian Text Egyptian Web', Georgia, 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14T15:15:39.245771558</meta:creation-date>
    <meta:generator>LibreOffice/7.2.1.2$MacOSX_X86_64 LibreOffice_project/87b77fad49947c1441b67c559c339af8f3517e22</meta:generator>
    <dc:date>2022-03-25T16:14:57.566549573</dc:date>
    <meta:editing-duration>P5DT3H45M22S</meta:editing-duration>
    <meta:editing-cycles>15</meta:editing-cycles>
    <meta:document-statistic meta:table-count="1" meta:image-count="0" meta:object-count="0" meta:page-count="5" meta:paragraph-count="91" meta:word-count="746" meta:character-count="5389" meta:non-whitespace-character-count="4682"/>
  </office:meta>
</office:document-meta>
</file>